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he Dusty Trail</text:span></text:p>
      <text:p text:style-name="P1"><text:span text:style-name="T2">[Slice of Life][Drama]</text:span></text:p>
      <text:p text:style-name="P1"><text:span text:style-name="T2">Autor: Unicorncob</text:span></text:p>
      <text:p text:style-name="P1"><text:span text:style-name="T2">Link: </text:span><text:a xlink:type="simple" xlink:href="https://www.fimfiction.net/story/355159/the-dusty-trail" text:style-name="Internet_20_link" text:visited-style-name="Visited_20_Internet_20_Link"><text:span text:style-name="T4">https://www.fimfiction.net/story/355159/the-dusty-trail</text:span></text:a></text:p>
      <text:p text:style-name="P2"><text:span text:style-name="T3">Po kilkudziesięciu przeczytanych przeze mnie w ostatnich tygodniach przygodówkach przyszła pora na lekturę czegoś spokojniejszego. Na moje i innych czytelników szczęście, fandomowe biblioteki z Fimfiction na czele i w tej kwestii nas nie zawodzą, oferując duży wybór “plasterków życia”. Wśród nich właśnie miałem farta odnaleźć fanfika pod tytułem The Dusty Trail, o którym to postanowiłem dziś napisać parę słów.</text:span></text:p>
      <text:p text:style-name="P2"><text:span text:style-name="T2">Główną bohaterką opowiadania jest Lightning Dust, która po wydarzeniach z odcinka “Wonderbolts Academy” zmuszona jest tułać się po Equestrii w poszukiwaniu pracy. Nie ułatwia jej tego fakt, że wieść o tym, za co wyrzucono ją z Akademii, szybko się rozeszła, przez co stawiana w złym świetle pegaz nigdzie nie jest w stanie zagrzać miejsca i wszędzie odsyłana jest z kwitkiem. Zgorzkniała, bez grosza przy duszy, trafia w końcu do Manehattanu, gdzie udaje się jej zaczepić w firmie kurierskiej. Demony przeszłości nie zamierzają jej jednak tak łatwo odpuścić i chcąc nie chcąc, klacz musi stanąć z nimi twarzą w twarz podczas swej pierwszej, próbnej dostawy…</text:span></text:p>
      <text:p text:style-name="P2"><text:span text:style-name="T2">Fanfik niewątpliwie należy do tych, które określa się mianem klimatycznych. Czytając go, łatwo jest się wczuć w to, co przeżywa główna bohaterka. Lightning Dust jest tą postacią, której się współczuje i kibicuje, choć autor nie próbuje z niej robić tej kryształowej - pegaz nadal trzyma w swym sercu złość, zawiść i nieufność. Jej kreacja jest dzięki temu bliższa czytelnikom; użyłbym tu słowa “ludzka”, no ale jednak mamy do czynienia z kucami, a nie z ludźmi. Trzeba też przyznać, że opowiadanie oddaje bohaterce po części sprawiedliwość, w końcu w odcinku, po akcji którego dzieje się akcja fika, to reszta Mane 6 niespodziewanie przyleciała balonem akurat w to miejsce, gdzie Dust się popisywała, a to, co się potem wydarzyło, nie było do końca jej winą. </text:span></text:p>
      <text:p text:style-name="P2"><text:span text:style-name="T2">Podczas lektury nie zaobserwowałem żadnych znaczących uchybień, zarówno jeżeli chodzi o treść, jak i o kwestie techniczne. Przeczytanie opowiadania w oryginale nie powinno sprawiać większych problemów dużej części czytelników - używana w nim angielszczyzna jest w mojej opinii przystępna dla osoby, która uczy się w gimnazjum. Napisane ono zostało prostym, lekkim stylem, dzięki czemu można je na spokojnie pochłonąć w jakieś dziesięć minut, góra kwadrans. Moja ocena to 10/10. Tradycyjnie już pozdrawiam i zapraszam do lektury!</text:span></text:p>
      <text:p text:style-name="P3"/>
      <text:p text:style-name="P2"><text:span text:style-name="T2">Baner:</text:span><text:a xlink:type="simple" xlink:href="https://karzahnii.deviantart.com/art/Lightning-Dust-All-Flash-No-Substance-342727949" text:style-name="Internet_20_link" text:visited-style-name="Visited_20_Internet_20_Link"><text:span text:style-name="T4">https://karzahnii.deviantart.com/art/Lightning-Dust-All-Flash-No-Substance-342727949</text:span></text:a><text:span text:style-name="T2"> </text:span></text:p>
      <text:p text:style-name="P2"><text:a xlink:type="simple" xlink:href="https://img00.deviantart.net/be25/i/2012/348/8/4/lightning_dust___all_flash__no_substance_by_karzahnii-d5o1ukt.png" text:style-name="Internet_20_link" text:visited-style-name="Visited_20_Internet_20_Link"><text:span text:style-name="T4">https://img00.deviantart.net/be25/i/2012/348/8/4/lightning_dust___all_flash__no_substance_by_karzahnii-d5o1ukt.p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74" meta:character-count="2677" meta:non-whitespace-character-count="2311"/>
    <meta:generator>LibreOfficeDev/5.1.0.3$Linux_X86_64 LibreOffice_project/</meta:generator>
  </office:meta>
</office:document-meta>
</file>